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47BEFF4F147B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694cm, 11.496cm, 9.322cm, 16.0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99cm" svg:height="3.199cm" svg:x="10.9cm" svg:y="5.2cm">
          <draw:image xlink:href="Pictures/100000000000078000000438647BEFF4F147B9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3T19:56:59.242190743</dc:date>
    <meta:editing-duration>PT1M1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